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Playfair Display" svg:font-family="'Playfair Display'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>
      <style:text-properties fo:font-variant="normal" fo:text-transform="none" fo:color="#333333" style:font-name="Playfair Display" fo:font-size="16.5pt" fo:letter-spacing="normal" fo:font-style="normal" fo:font-weight="normal"/>
    </style:style>
    <style:style style:name="P2" style:family="paragraph" style:parent-style-name="Heading_20_4">
      <style:text-properties fo:font-variant="normal" fo:text-transform="none" fo:color="#333333" style:font-name="Playfair Display" fo:font-size="16.5pt" fo:letter-spacing="normal" fo:font-style="normal" fo:font-weight="normal" officeooo:rsid="00057825" officeooo:paragraph-rsid="00057825"/>
    </style:style>
    <style:style style:name="P3" style:family="paragraph" style:parent-style-name="Text_20_body">
      <style:text-properties fo:font-variant="normal" fo:text-transform="none" fo:color="#333333" style:font-name="Playfair Display" fo:font-size="11pt" fo:letter-spacing="normal" fo:font-style="normal" fo:font-weight="normal" officeooo:rsid="00057825" officeooo:paragraph-rsid="0005c395" style:font-size-asian="11pt" style:font-size-complex="11pt"/>
    </style:style>
    <style:style style:name="P4" style:family="paragraph" style:parent-style-name="Text_20_body">
      <style:text-properties fo:font-variant="normal" fo:text-transform="none" fo:color="#333333" style:font-name="Playfair Display" fo:font-size="11pt" fo:letter-spacing="normal" fo:font-style="normal" fo:font-weight="normal" officeooo:rsid="00067f0d" officeooo:paragraph-rsid="00067f0d" style:font-size-asian="11pt" style:font-size-complex="11pt"/>
    </style:style>
    <style:style style:name="P5" style:family="paragraph" style:parent-style-name="Text_20_body">
      <style:text-properties officeooo:paragraph-rsid="00057825"/>
    </style:style>
    <style:style style:name="P6" style:family="paragraph" style:parent-style-name="Text_20_body">
      <style:text-properties officeooo:paragraph-rsid="00067f0d"/>
    </style:style>
    <style:style style:name="P7" style:family="paragraph" style:parent-style-name="Text_20_body">
      <style:text-properties officeooo:paragraph-rsid="0005c395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inherit" fo:font-size="10.5pt" fo:letter-spacing="normal" fo:font-style="normal" fo:font-weight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5c395"/>
    </style:style>
    <style:style style:name="T3" style:family="text">
      <style:text-properties fo:font-variant="normal" fo:text-transform="none" fo:color="#333333" style:font-name="Playfair Display" fo:font-size="11pt" fo:letter-spacing="normal" fo:font-style="normal" fo:font-weight="normal" officeooo:rsid="00057825" style:font-size-asian="11pt" style:font-size-complex="11pt"/>
    </style:style>
    <style:style style:name="T4" style:family="text">
      <style:text-properties fo:font-variant="normal" fo:text-transform="none" fo:color="#333333" style:font-name="Playfair Display" fo:font-size="11pt" fo:letter-spacing="normal" fo:font-style="normal" fo:font-weight="normal" officeooo:rsid="0005c395" style:font-size-asian="11pt" style:font-size-complex="11pt"/>
    </style:style>
    <style:style style:name="T5" style:family="text">
      <style:text-properties fo:font-variant="normal" fo:text-transform="none" fo:color="#333333" style:font-name="Playfair Display" fo:font-size="11pt" fo:letter-spacing="normal" fo:font-style="normal" fo:font-weight="normal" officeooo:rsid="0007f065" style:font-size-asian="11pt" style:font-size-complex="11pt"/>
    </style:style>
    <style:style style:name="T6" style:family="text">
      <style:text-properties fo:font-variant="normal" fo:text-transform="none" fo:color="#333333" style:font-name="Playfair Display" fo:font-size="11pt" fo:letter-spacing="normal" fo:font-style="normal" fo:font-weight="normal" officeooo:rsid="000a635b" style:font-size-asian="11pt" style:font-size-complex="11pt"/>
    </style:style>
    <style:style style:name="T7" style:family="text">
      <style:text-properties fo:font-variant="normal" fo:text-transform="none" fo:color="#333333" style:font-name="Playfair Display" fo:font-size="11pt" fo:letter-spacing="normal" fo:font-style="italic" fo:font-weight="normal" officeooo:rsid="00057825" style:font-size-asian="11pt" style:font-style-asian="italic" style:font-size-complex="11pt" style:font-style-complex="italic"/>
    </style:style>
    <style:style style:name="T8" style:family="text">
      <style:text-properties officeooo:rsid="00067f0d"/>
    </style:style>
    <style:style style:name="T9" style:family="text">
      <style:text-properties officeooo:rsid="0007f065"/>
    </style:style>
    <style:style style:name="T10" style:family="text">
      <style:text-properties officeooo:rsid="000904ce"/>
    </style:style>
    <style:style style:name="T11" style:family="text">
      <style:text-properties officeooo:rsid="000a635b"/>
    </style:style>
    <text:list-style style:name="L1">
      <text:list-level-style-bullet text:level="1" text:style-name="Bullet_20_Symbols" style:num-suffix="." text:bullet-char="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4">Många har fått hjälp när <text:span text:style-name="T11">han/hon</text:span></text:h>
      <text:p text:style-name="P5"><text:span text:style-name="T3">- </text:span><text:span text:style-name="T6">känner</text:span><text:span text:style-name="T3"> att </text:span><text:span text:style-name="T6">han/hon</text:span><text:span text:style-name="T3"> inte fixar att </text:span><text:span text:style-name="T7">bita ihop</text:span><text:span text:style-name="T3"> längre </text:span><text:span text:style-name="T5">där allt känns övermäktigt</text:span></text:p>
      <text:p text:style-name="P7"><text:span text:style-name="T3">- känner att </text:span><text:span text:style-name="T6">han/hon</text:span><text:span text:style-name="T3"> inte fixar alla </text:span><text:span text:style-name="T5">vardagens</text:span><text:span text:style-name="T3"> </text:span><text:span text:style-name="T7">måsten</text:span></text:p>
      <text:p text:style-name="P3">- har en känsla av att må dåligt men kan inte sätta fingret på vad</text:p>
      <text:p text:style-name="P3">- har kört på <text:span text:style-name="T2">max under en intensiv period men nu </text:span><text:span text:style-name="T8">kört fast helt och in</text:span><text:span text:style-name="T11">te</text:span><text:span text:style-name="T8"> </text:span><text:span text:style-name="T11">ser någon </text:span><text:span text:style-name="T8">väg ut</text:span></text:p>
      <text:p text:style-name="P3">- <text:span text:style-name="T8">vill ha hjälp att återfinna en balans i tillvaron</text:span></text:p>
      <text:p text:style-name="P3">- <text:span text:style-name="T8">vill få stöd i att försöka få rätsida på vad som blev fel i relationen</text:span></text:p>
      <text:p text:style-name="P3">- <text:span text:style-name="T8">känner sig helt slutkörd och dränerad på energi</text:span></text:p>
      <text:p text:style-name="P4">- söker stöd i att strukturera vardagen</text:p>
      <text:p text:style-name="P4">- upplever att <text:span text:style-name="T9">relationen är på upphällningen och bortom räddning</text:span></text:p>
      <text:p text:style-name="P6">- <text:span text:style-name="T9">upplever att </text:span>motgångar<text:span text:style-name="T9">na staplas på varann och det inte verkar finnas någon ljusning</text:span></text:p>
      <text:p text:style-name="P6">- <text:span text:style-name="T9">brottats med en stress som bara blir värre och värre</text:span></text:p>
      <text:p text:style-name="P6">- <text:span text:style-name="T9">känt sig överkörd och förbisedd i olika specifika situationer</text:span></text:p>
      <text:p text:style-name="P6">- <text:span text:style-name="T10">velat förbättra sin självkänsla</text:span></text:p>
      <text:p text:style-name="P6">- <text:span text:style-name="T10"><text:s/>kämpat med ångest och fobier</text:span></text:p>
      <text:h text:style-name="P1" text:outline-level="4"/>
      <text:h text:style-name="Heading_20_4" text:outline-level="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ato" svg:font-family="Lato, sans-serif"/>
    <style:font-face style:name="Playfair Display" svg:font-family="'Playfair Display'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4T21:59:29.101000000</meta:creation-date>
    <dc:date>2021-04-24T23:10:15.177000000</dc:date>
    <meta:editing-duration>PT8M52S</meta:editing-duration>
    <meta:editing-cycles>3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15" meta:word-count="162" meta:character-count="863" meta:non-whitespace-character-count="715"/>
  </office:meta>
</office:document-meta>
</file>